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2.23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3.2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9ff66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92d050"/>
    </style:style>
  </office:automatic-styles>
  <office:body>
    <office:spreadsheet>
      <table:calculation-settings table:automatic-find-labels="false" table:use-regular-expression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ce2" office:value-type="string" calcext:value-type="string">
            <text:p>addDAEIC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learCach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nvertMSFil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reateCOMReferenc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ortDAFil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indFeatur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indFeaturesBruk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indFeaturesEnviPic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indFeaturesOpenM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indFeaturesXCM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enerateAnalysisInf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enerateAnalysisInfoFromEnviMas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enerateComponentsCAMER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enerateComponentsNontarge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enerateComponentsRAMClust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enerateCompoundsMetfra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enerateCompoundsSiriu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enerateDAFMFMSPeakList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enerateDAMSPeakList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enerateFormulasD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enerateFormulasGenFor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enerateFormulasSiriu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enerateMzRPeakList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etDACalibrationErr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oupFeaturesOpenM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oupFeaturesXC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rtFeatureGroups</text:p>
          </table:table-cell>
          <table:table-cell office:value-type="string" calcext:value-type="string">
            <text:p>skip: just passes argument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ortFeatureGroupsBrukerP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mportFeatureGroupsBrukerTASQ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mportFeatureGroupsEnviMas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mportFeatureGroupsXCM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mportFeaturesEnviMas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mportFeaturesXCM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ewProjec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calibrarateDAFil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etDAMetho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howDataAnalysi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"["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ddFormulaScor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lgorith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nalysisInf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heckChromatogram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lusterPropertie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mparison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mponentInfo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mponentTabl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mpoundTabl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mpoundViewer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sensu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rawHeatMap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expor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eatureTabl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ilter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indFGroup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ormula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teComponents</text:p>
          </table:table-cell>
          <table:table-cell office:value-type="string" calcext:value-type="string">
            <text:p>skip: just passes arguments+algo already check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eCompounds</text:p>
          </table:table-cell>
          <table:table-cell office:value-type="string" calcext:value-type="string">
            <text:p>skip: just passes arguments+algo already check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eFormulas</text:p>
          </table:table-cell>
          <table:table-cell office:value-type="string" calcext:value-type="string">
            <text:p>skip: just passes arguments+algo already check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eMSPeakLists</text:p>
          </table:table-cell>
          <table:table-cell office:value-type="string" calcext:value-type="string">
            <text:p>skip: just passes arguments+algo already checke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etFeature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etSilhouetteInfo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etXcmsSe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roupFeatInd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upFeatures</text:p>
          </table:table-cell>
          <table:table-cell office:value-type="string" calcext:value-type="string">
            <text:p>skip: just passes arguments+algo already checke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roupFeaturesScreenin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roupInfo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roupTabl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roup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hClusterFilter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identifier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ength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akeHCluster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ame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overlap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eakList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lo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lotChor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lotEIC</text:p>
          </table:table-cell>
          <table:table-cell office:value-type="string" calcext:value-type="string">
            <text:p>ignore EIC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lotIn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lotScor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lotSpec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lotStructu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lotVen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gress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plicateGroupSubtrac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portCS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portM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portPD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creenTarget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how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nique</text:p>
          </table:table-cell>
          <table:table-cell table:number-columns-repeated="1023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8-04-29T20:03:15Z</meta:creation-date>
    <dc:date>2018-05-07T21:14:30.185658774</dc:date>
    <meta:editing-cycles>55</meta:editing-cycles>
    <meta:editing-duration>PT9H43M35S</meta:editing-duration>
    <meta:document-statistic meta:table-count="1" meta:cell-count="98" meta:object-count="0"/>
  </office:meta>
</office:document-meta>
</file>